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c888" officeooo:paragraph-rsid="0010c88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c888" officeooo:paragraph-rsid="0010c88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9ff9" officeooo:paragraph-rsid="00129ff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0c888" officeooo:paragraph-rsid="0010c88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9ff9" officeooo:paragraph-rsid="00129ff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29ff9" officeooo:paragraph-rsid="00129ff9" style:font-size-asian="12.25pt" style:font-weight-asian="bold" style:font-size-complex="14pt" style:font-weight-complex="bold"/>
    </style:style>
    <style:style style:name="T1" style:family="text">
      <style:text-properties officeooo:rsid="00129ff9"/>
    </style:style>
    <style:style style:name="T2" style:family="text">
      <style:text-properties officeooo:rsid="00131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<text:span text:style-name="T2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ACIÓN DECLARATI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FESOR: ESCHOYEZ MAXIMILIANO</text:p>
      <text:p text:style-name="P1">ALUMNOS: ALVAREZ TOMAS, MADRUGA BAUTISTA</text:p>
      <text:p text:style-name="P1"/>
      <text:p text:style-name="P2"><text:soft-page-break/></text:p>
      <text:p text:style-name="P4">Introducción:</text:p>
      <text:p text:style-name="P2">La problemática abordada consiste en la resolución de los ejercicios propuestos sobre un historial de trabajo de empleados, donde los mismos registran su hora de ingreso y egreso.</text:p>
      <text:p text:style-name="P2"/>
      <text:p text:style-name="P4">Desarrollo:</text:p>
      <text:p text:style-name="P2">Para poder resolver los ejercicios planteados por el profesor utilizamos los conocimientos adquiridos en clases y el uso de<text:span text:style-name="T1">l manual de Haskell(Making Our Own Types and TypeClasses). Ademas realizamos un modulo Hora para poder implementar las funciones especificadas para la resolución.</text:span></text:p>
      <text:p text:style-name="P2"/>
      <text:p text:style-name="P5">Modulo Hora:</text:p>
      <text:p text:style-name="P3"/>
      <text:p text:style-name="P3">En este modulo realizamos el constructor del tipo de dato Hora modificando la instancia show para poder mostrar los datos de la forma especificada en el trabajo practico. Ademas, <text:s/>realizamos funciones especificas para <text:s/>poder desarrollar los ejercicios de manera correcta.</text:p>
      <text:p text:style-name="P3"/>
      <text:p text:style-name="P5">Main:</text:p>
      <text:p text:style-name="P3"/>
      <text:p text:style-name="P3">En este archivo nos encargamos de leer el archivo y procesar el mismo para poder extraer los datos que necesitamos, utilizamos librerías como Data, Numeric y System.IO. También, desarrollamos funciones para poder mostrar los datos que solicitaban los diferentes ejercicios, ademas de utilizar funciones de filtrado para filtrar por días y por empleados.</text:p>
      <text:p text:style-name="P3"/>
      <text:p text:style-name="P3">La funcion especifica “myHoraConverter” toma como parámetro una lista de datos tipo Char y devuelve un tipo de dato Hora, el cual esta compuesto por dos valores enteros.</text:p>
      <text:p text:style-name="P3"/>
      <text:p text:style-name="P5">Conclusión:</text:p>
      <text:p text:style-name="P3"/>
      <text:p text:style-name="P3">El desarrollo del trabajo practico fue bastante interesante ya que nos ayudo a poder comprender de mejor manera el lenguaje y poder aplicar los conocimientos adquiridos en la primer parte de la materia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7:50:27.756481867</meta:creation-date>
    <dc:date>2021-11-05T18:23:12.266916529</dc:date>
    <meta:editing-duration>PT51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2" meta:paragraph-count="15" meta:word-count="242" meta:character-count="1623" meta:non-whitespace-character-count="1394"/>
  </office:meta>
</office:document-meta>
</file>